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Utils.getMIMEType( final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Utils.getMIMEType( final File fi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IMEUtils.getDefaultExtension( final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IMEUtils.loadMimeTypes( Reader in , Map extMap , Map mimeMa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